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font-size="9pt" officeooo:rsid="001bb212" officeooo:paragraph-rsid="001bb212" style:font-size-asian="9pt" style:font-size-complex="9pt"/>
    </style:style>
    <style:style style:name="P2" style:family="paragraph" style:parent-style-name="Standard">
      <style:paragraph-properties fo:margin-top="0in" fo:margin-bottom="0in" loext:contextual-spacing="false"/>
      <style:text-properties fo:font-size="9pt" officeooo:rsid="001bb212" officeooo:paragraph-rsid="001bb212" fo:background-color="#ff3333" style:font-size-asian="9pt" style:font-size-complex="9pt"/>
    </style:style>
    <style:style style:name="P3" style:family="paragraph" style:parent-style-name="Standard">
      <style:paragraph-properties fo:margin-top="0in" fo:margin-bottom="0in" loext:contextual-spacing="false"/>
      <style:text-properties fo:font-size="9pt" officeooo:rsid="001bb212" officeooo:paragraph-rsid="001bb212" fo:background-color="#00cc33" style:font-size-asian="9pt" style:font-size-complex="9pt"/>
    </style:style>
    <style:style style:name="P4" style:family="paragraph" style:parent-style-name="Standard">
      <style:paragraph-properties fo:margin-top="0in" fo:margin-bottom="0in" loext:contextual-spacing="false"/>
      <style:text-properties fo:font-size="9pt" officeooo:rsid="001bb212" officeooo:paragraph-rsid="001bb212" fo:background-color="transparent" style:font-size-asian="9pt" style:font-size-complex="9pt"/>
    </style:style>
    <style:style style:name="P5" style:family="paragraph" style:parent-style-name="Standard">
      <style:paragraph-properties fo:margin-top="0in" fo:margin-bottom="0in" loext:contextual-spacing="false" fo:line-height="115%" fo:text-align="start" style:justify-single-word="false" fo:orphans="0" fo:widows="0" fo:hyphenation-ladder-count="no-limit" style:writing-mode="lr-tb"/>
      <style:text-properties style:font-name="Liberation Serif" fo:font-size="9pt" officeooo:rsid="001bb212" officeooo:paragraph-rsid="001bb212" style:font-size-asian="9pt" style:font-size-complex="9pt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in" loext:contextual-spacing="false" fo:line-height="115%" fo:text-align="start" style:justify-single-word="false" fo:orphans="0" fo:widows="0" fo:hyphenation-ladder-count="no-limit" style:writing-mode="lr-tb"/>
      <style:text-properties style:font-name="Liberation Serif" fo:font-size="9pt" fo:language="en" fo:country="none" officeooo:rsid="001bb212" officeooo:paragraph-rsid="001bb212" fo:background-color="#ff3333" style:font-size-asian="9pt" style:font-size-complex="9pt" fo:hyphenate="false" fo:hyphenation-remain-char-count="2" fo:hyphenation-push-char-count="2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style:font-name="Liberation Serif" fo:font-size="9pt" fo:font-weight="normal" officeooo:rsid="001bb212" officeooo:paragraph-rsid="001cde22" fo:background-color="#ff3333" style:font-size-asian="9pt" style:font-weight-asian="normal" style:font-size-complex="9pt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top="0in" fo:margin-bottom="0in" loext:contextual-spacing="false"/>
      <style:text-properties fo:font-size="9pt" officeooo:rsid="001bb212" officeooo:paragraph-rsid="001bb212" fo:background-color="#ff3333" style:font-size-asian="9pt" style:font-size-complex="9pt"/>
    </style:style>
    <style:style style:name="P9" style:family="paragraph" style:parent-style-name="Standard">
      <style:paragraph-properties fo:margin-top="0in" fo:margin-bottom="0in" loext:contextual-spacing="false"/>
      <style:text-properties fo:font-size="9pt" officeooo:rsid="001bb212" officeooo:paragraph-rsid="001bb212" style:font-size-asian="9pt" style:font-size-complex="9pt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background-color="#ff3333" loext:char-shading-value="0"/>
    </style:style>
    <style:style style:name="T3" style:family="text">
      <style:text-properties fo:language="en" fo:country="none" fo:background-color="#00ff00"/>
    </style:style>
    <style:style style:name="T4" style:family="text">
      <style:text-properties fo:background-color="#00cc33" loext:char-shading-value="0"/>
    </style:style>
    <style:style style:name="T5" style:family="text">
      <style:text-properties officeooo:rsid="001c0730"/>
    </style:style>
    <style:style style:name="T6" style:family="text">
      <style:text-properties officeooo:rsid="001cde22"/>
    </style:style>
    <style:style style:name="T7" style:family="text">
      <style:text-properties style:font-name="Calibri" fo:font-size="8pt" fo:language="en" fo:country="none" style:font-size-asian="8pt" fo:background-color="#00ff00"/>
    </style:style>
    <style:style style:name="T8" style:family="text">
      <style:text-properties fo:font-size="8pt" fo:language="en" fo:country="none" style:font-size-asian="8pt" fo:background-color="#00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;<text:span text:style-name="T5">Addition to BeePhenologySim</text:span></text:p>
      <text:p text:style-name="P2">;Remov<text:span text:style-name="T6">al from Baseline</text:span></text:p>
      <text:p text:style-name="P2"/>
      <text:p text:style-name="P3">;BeePhenologySim v1.0.1 10/16/2018</text:p>
      <text:p text:style-name="P3">;This Simulation tests how two Species of Bees</text:p>
      <text:p text:style-name="P3">;interact with different flowers based on the Bee's <text:span text:style-name="T6">preferences</text:span></text:p>
      <text:p text:style-name="P3">;The flowers also bloom over time over the simulation of different seasons</text:p>
      <text:p text:style-name="P3">;The flowers start as seeds and can bloom at different times </text:p>
      <text:p text:style-name="P3">;Bees are produced in proportion to the amount of nectar they collect and store</text:p>
      <text:p text:style-name="P3"/>
      <text:p text:style-name="P1">;Global Variables that all Breeds can see</text:p>
      <text:p text:style-name="P1">globals []</text:p>
      <text:p text:style-name="P1"/>
      <text:p text:style-name="P1">;Defined Breeds [p<text:span text:style-name="T6">l</text:span>ural singular]</text:p>
      <text:p text:style-name="P1">breed [seeds seed]</text:p>
      <text:p text:style-name="P1">breed [bees bee]</text:p>
      <text:p text:style-name="P1">breed [flowers flower]</text:p>
      <text:p text:style-name="P1">breed [hives hive]</text:p>
      <text:p text:style-name="P1"/>
      <text:p text:style-name="P1">;attributes of all breeds</text:p>
      <text:p text:style-name="P1">turtles-own [</text:p>
      <text:p text:style-name="P1"><text:s text:c="2"/>species</text:p>
      <text:p text:style-name="P1"><text:s text:c="2"/>age</text:p>
      <text:p text:style-name="P1">]</text:p>
      <text:p text:style-name="P1"/>
      <text:p text:style-name="P1">;attributes of Bees</text:p>
      <text:p text:style-name="P1">bees-own [</text:p>
      <text:p text:style-name="P1"><text:s text:c="2"/>hive-location</text:p>
      <text:p text:style-name="P1"><text:s text:c="2"/>chosen-flower</text:p>
      <text:p text:style-name="P1"><text:s text:c="2"/>previous-flower</text:p>
      <text:p text:style-name="P1"><text:s text:c="2"/>destination</text:p>
      <text:p text:style-name="P1"><text:s text:c="2"/>home-hive</text:p>
      <text:p text:style-name="P1"><text:s text:c="2"/>pollen-color</text:p>
      <text:p text:style-name="P1"><text:s text:c="2"/>collection-start-time</text:p>
      <text:p text:style-name="P1"><text:s text:c="2"/>current-flower</text:p>
      <text:p text:style-name="P1"><text:s text:c="2"/>carry-nectar</text:p>
      <text:p text:style-name="P1">]</text:p>
      <text:p text:style-name="P1"/>
      <text:p text:style-name="P1">;attributes of Seeds</text:p>
      <text:p text:style-name="P1">seeds-own [</text:p>
      <text:p text:style-name="P1"><text:s text:c="2"/>lifespan</text:p>
      <text:p text:style-name="P1"><text:s text:c="2"/>nectar-regeneration</text:p>
      <text:p text:style-name="P1"><text:s text:c="2"/>start-of-bloom</text:p>
      <text:p text:style-name="P1">]</text:p>
      <text:p text:style-name="P1"/>
      <text:p text:style-name="P1">flowers-own [</text:p>
      <text:p text:style-name="P1"><text:s text:c="2"/>flower-seeds </text:p>
      <text:p text:style-name="P1"><text:s text:c="2"/>flower-block </text:p>
      <text:p text:style-name="P1"><text:s text:c="2"/>lifespan </text:p>
      <text:p text:style-name="P1"><text:s text:c="2"/>nectar-regeneration</text:p>
      <text:p text:style-name="P1"><text:s text:c="2"/>flower-nectar</text:p>
      <text:p text:style-name="P7"><text:span text:style-name="T1">start-of-bloom</text:span></text:p>
      <text:p text:style-name="P1">]</text:p>
      <text:p text:style-name="P1">patches-own [has-seed?]</text:p>
      <text:p text:style-name="P1"/>
      <text:p text:style-name="P1">hives-own [</text:p>
      <text:p text:style-name="P1"><text:s text:c="2"/><text:span text:style-name="T4">producing-bees </text:span></text:p>
      <text:p text:style-name="P3"><text:s text:c="2"/>season-start </text:p>
      <text:p text:style-name="P3"><text:s text:c="2"/>season-end </text:p>
      <text:p text:style-name="P1"><text:s text:c="2"/>storage-nectar</text:p>
      <text:p text:style-name="P1">]</text:p>
      <text:p text:style-name="P1"/>
      <text:p text:style-name="P1">to setup</text:p>
      <text:p text:style-name="P1"><text:s text:c="2"/>clear-all</text:p>
      <text:p text:style-name="P1"><text:s text:c="2"/>reset-ticks</text:p>
      <text:p text:style-name="P1"><text:soft-page-break/><text:s text:c="2"/>setup-patches</text:p>
      <text:p text:style-name="P1"><text:s text:c="2"/>make-seeds</text:p>
      <text:p text:style-name="P1"><text:s text:c="2"/>make-hives</text:p>
      <text:p text:style-name="P5"><text:span text:style-name="T1"><text:s/></text:span><text:span text:style-name="T2"><text:s/>make-bees ;make bees</text:span></text:p>
      <text:p text:style-name="P1">end</text:p>
      <text:p text:style-name="P1"/>
      <text:p text:style-name="P1">to make-hives</text:p>
      <text:p text:style-name="P1"><text:s text:c="2"/>let i 1</text:p>
      <text:p text:style-name="P1"><text:s text:c="2"/>repeat 2 [</text:p>
      <text:p text:style-name="P1"><text:s text:c="4"/>create-hives 1 [</text:p>
      <text:p text:style-name="P1"><text:s text:c="6"/>setxy random-xcor random-ycor</text:p>
      <text:p text:style-name="P1"><text:s text:c="6"/>set size 5</text:p>
      <text:p text:style-name="P1"><text:s text:c="6"/>set shape "beehive"</text:p>
      <text:p text:style-name="P1"><text:s text:c="6"/>ifelse i = 1 [set color orange] [set color yellow]</text:p>
      <text:p text:style-name="P1"><text:s text:c="6"/>set storage-nectar 0</text:p>
      <text:p text:style-name="P1"><text:s text:c="6"/>set species i</text:p>
      <text:p text:style-name="P1"><text:s text:c="6"/><text:span text:style-name="T4">; additionally set the time variables for the hives that are controlled with sliders</text:span></text:p>
      <text:p text:style-name="P3"><text:s text:c="6"/>ifelse i = 1 [</text:p>
      <text:p text:style-name="P3"><text:s text:c="8"/>set color orange</text:p>
      <text:p text:style-name="P3"><text:s text:c="8"/>set season-start Bee1-start-time</text:p>
      <text:p text:style-name="P3"><text:s text:c="8"/>set season-end ((Bee1-end-time - Bee1-start-time) * Bee1-save-nectar-time-percentage) + Bee1-start-time</text:p>
      <text:p text:style-name="P3"><text:s text:c="6"/>]</text:p>
      <text:p text:style-name="P3"><text:s text:c="6"/>[</text:p>
      <text:p text:style-name="P3"><text:s text:c="8"/>set color yellow</text:p>
      <text:p text:style-name="P3"><text:s text:c="8"/>set season-start Bee2-start-time</text:p>
      <text:p text:style-name="P3"><text:s text:c="8"/>set season-end Bee2-end-time</text:p>
      <text:p text:style-name="P3"><text:s text:c="6"/>]</text:p>
      <text:p text:style-name="P3"><text:s text:c="6"/>set producing-bees false</text:p>
      <text:p text:style-name="P3"><text:s text:c="4"/>]</text:p>
      <text:p text:style-name="P1"><text:s text:c="4"/>set i i + 1</text:p>
      <text:p text:style-name="P1"><text:s text:c="2"/>]</text:p>
      <text:p text:style-name="P1">end</text:p>
      <text:p text:style-name="P1"/>
      <text:p text:style-name="P1">to setup-patches</text:p>
      <text:p text:style-name="P1"><text:s text:c="2"/>ask patches [</text:p>
      <text:p text:style-name="P1"><text:s text:c="4"/>set pcolor green - 3</text:p>
      <text:p text:style-name="P1"><text:s text:c="4"/>set has-seed? FALSE</text:p>
      <text:p text:style-name="P1"><text:s text:c="2"/>]</text:p>
      <text:p text:style-name="P1">end</text:p>
      <text:p text:style-name="P1"/>
      <text:p text:style-name="P1">to go</text:p>
      <text:p text:style-name="P1"><text:s text:c="2"/>if (ticks + 1) mod 5000 = 0 [new-season]</text:p>
      <text:p text:style-name="P1"><text:s text:c="2"/>flowers-bloom</text:p>
      <text:p text:style-name="P1"><text:s text:c="2"/>make-nectar</text:p>
      <text:p text:style-name="P1"><text:s text:c="2"/>ask bees [</text:p>
      <text:p text:style-name="P1"><text:s text:c="2"/>if chosen-flower = NOBODY [</text:p>
      <text:p text:style-name="P1"><text:s text:c="2"/>choose-flower</text:p>
      <text:p text:style-name="P1"><text:s text:c="2"/>]]</text:p>
      <text:p text:style-name="P1"/>
      <text:p text:style-name="P3"><text:s text:c="2"/>; A new implementation of how to make bees. This way, no bees will be made out of the hives specific season</text:p>
      <text:p text:style-name="P3"><text:s text:c="2"/>ask hives [</text:p>
      <text:p text:style-name="P3"><text:s text:c="3"/>if producing-bees = true[</text:p>
      <text:p text:style-name="P3"><text:s text:c="6"/>make-new-bees</text:p>
      <text:p text:style-name="P3"><text:s text:c="3"/>]</text:p>
      <text:p text:style-name="P3"><text:s text:c="3"/>if ticks mod 5000 = season-start[</text:p>
      <text:p text:style-name="P3"><text:s text:c="6"/>set producing-bees true</text:p>
      <text:p text:style-name="P3"><text:s text:c="6"/>make-bees</text:p>
      <text:p text:style-name="P3"><text:s text:c="3"/>]</text:p>
      <text:p text:style-name="P3"><text:s text:c="3"/>if ticks mod 5000 = season-end[</text:p>
      <text:p text:style-name="P3"><text:s text:c="6"/>set producing-bees false</text:p>
      <text:p text:style-name="P3"><text:s text:c="3"/>]</text:p>
      <text:p text:style-name="P3"><text:s text:c="2"/>]</text:p>
      <text:p text:style-name="P1"/>
      <text:p text:style-name="P1"/>
      <text:p text:style-name="P1"><text:s text:c="2"/>move-bees</text:p>
      <text:p text:style-name="P1"><text:soft-page-break/><text:s text:c="2"/>collect-nectar</text:p>
      <text:p text:style-name="P1"><text:s text:c="2"/>bees-go-back-to-hive</text:p>
      <text:p text:style-name="P5"><text:span text:style-name="T1"><text:s text:c="2"/></text:span><text:span text:style-name="T2">make-new-bees</text:span></text:p>
      <text:p text:style-name="P1"><text:s text:c="2"/>flowers-breed</text:p>
      <text:p text:style-name="P1"><text:s text:c="2"/>bees-grow</text:p>
      <text:p text:style-name="P1"><text:s text:c="2"/>tick</text:p>
      <text:p text:style-name="P1">end</text:p>
      <text:p text:style-name="P1"/>
      <text:p text:style-name="P1"/>
      <text:p text:style-name="P1">;Reset the sliders to default values</text:p>
      <text:p text:style-name="P1">to defaults</text:p>
      <text:p text:style-name="P1"><text:s text:c="2"/>set starting-number-of-bees 30</text:p>
      <text:p text:style-name="P1"><text:s text:c="2"/>;set bee-wait-time 5</text:p>
      <text:p text:style-name="P1"><text:s text:c="2"/>set bee-vision-length 7</text:p>
      <text:p text:style-name="P1"><text:s text:c="2"/>set bee-vision-degrees 45</text:p>
      <text:p text:style-name="P1"><text:s text:c="2"/></text:p>
      <text:p text:style-name="P1"><text:s text:c="2"/></text:p>
      <text:p text:style-name="P1"><text:s text:c="2"/>set Bee1-Pref-Pinene 80</text:p>
      <text:p text:style-name="P1"><text:s text:c="2"/>set Bee1-Pref-Limonene 60</text:p>
      <text:p text:style-name="P1"><text:s text:c="2"/>set Bee1-Pref-Ocimene 35</text:p>
      <text:p text:style-name="P1"><text:s text:c="2"/>set Bee1-Pref-Benzaldehyde 20</text:p>
      <text:p text:style-name="P1"><text:s/><text:span text:style-name="T4"><text:s/>set Bee1-start-time 500</text:span></text:p>
      <text:p text:style-name="P3"><text:s text:c="2"/>set Bee1-end-time 3500</text:p>
      <text:p text:style-name="P3"><text:s text:c="2"/>set Bee1-save-nectar-time-percentage 0.3</text:p>
      <text:p text:style-name="P1"><text:s text:c="2"/></text:p>
      <text:p text:style-name="P1"><text:s text:c="2"/>set Bee2-Pref-Pinene 10</text:p>
      <text:p text:style-name="P1"><text:s text:c="2"/>set Bee2-Pref-Limonene 60</text:p>
      <text:p text:style-name="P1"><text:s text:c="2"/>set Bee2-Pref-Ocimene 40</text:p>
      <text:p text:style-name="P1"><text:s text:c="2"/>set Bee2-Pref-Benzaldehyde 20</text:p>
      <text:p text:style-name="P1"><text:s text:c="2"/><text:span text:style-name="T4">set Bee2-start-time 500</text:span></text:p>
      <text:p text:style-name="P3"><text:s text:c="2"/>set Bee2-end-time 4000</text:p>
      <text:p text:style-name="P3"><text:s text:c="2"/>set Bee2-save-nectar-time-percentage 0.2</text:p>
      <text:p text:style-name="P1"><text:s text:c="2"/></text:p>
      <text:p text:style-name="P1"><text:s text:c="2"/>set number-of-Pinene 100</text:p>
      <text:p text:style-name="P1"><text:s text:c="2"/>set number-of-Limonene 100</text:p>
      <text:p text:style-name="P1"><text:s text:c="2"/>set number-of-Ocimene 100</text:p>
      <text:p text:style-name="P1"><text:s text:c="2"/>set number-of-Benzaldehyde 100</text:p>
      <text:p text:style-name="P1"/>
      <text:p text:style-name="P1"><text:s text:c="2"/>set Pinene-nectar-regeneration 10</text:p>
      <text:p text:style-name="P1"><text:s text:c="2"/>set Limonene-nectar-regeneration 8</text:p>
      <text:p text:style-name="P1"><text:s text:c="2"/>set Ocimene-nectar-regeneration 5</text:p>
      <text:p text:style-name="P1"><text:s text:c="2"/>set Benzaldehyde-nectar-regeneration 5</text:p>
      <text:p text:style-name="P1"/>
      <text:p text:style-name="P1"><text:s text:c="2"/>set lifespan-Pinene 2500</text:p>
      <text:p text:style-name="P1"><text:s text:c="2"/>set lifespan-Limonene 2500</text:p>
      <text:p text:style-name="P1"><text:s text:c="2"/>set lifespan-Ocimene 2500</text:p>
      <text:p text:style-name="P1"><text:s text:c="2"/>set lifespan-Benzaldehyde 2500</text:p>
      <text:p text:style-name="P1"/>
      <text:p text:style-name="P1"><text:s text:c="2"/>set start-of-bloom-Pinene 3000</text:p>
      <text:p text:style-name="P1"><text:s text:c="2"/>set start-of-bloom-Limonene 1000</text:p>
      <text:p text:style-name="P1"><text:s text:c="2"/>set start-of-bloom-Ocimene 3000</text:p>
      <text:p text:style-name="P1"><text:s text:c="2"/>set start-of-bloom-Benzaldehyde 500</text:p>
      <text:p text:style-name="P1">end</text:p>
      <text:p text:style-name="P1"/>
      <text:p text:style-name="P1">to new-season</text:p>
      <text:p text:style-name="P1"><text:s text:c="2"/>;remove the make-new-bees from this method</text:p>
      <text:p text:style-name="P1"><text:s text:c="2"/>show "got to new season"</text:p>
      <text:p text:style-name="P1"><text:s text:c="2"/>ask flowers[die]</text:p>
      <text:p text:style-name="P1"><text:s text:c="2"/>ask bees [die]</text:p>
      <text:p text:style-name="P1"><text:s text:c="2"/>setup-patches</text:p>
      <text:p text:style-name="P1"><text:s text:c="2"/>make-seeds</text:p>
      <text:p text:style-name="P5"><text:span text:style-name="T1"><text:s/></text:span><text:span text:style-name="T2">make-new-bees ;make bees in respect to nector</text:span></text:p>
      <text:p text:style-name="P1">end</text:p>
      <text:p text:style-name="P1"/>
      <text:p text:style-name="P1">to choose-flower</text:p>
      <text:p text:style-name="P1"><text:soft-page-break/>; if there is a bee already on the flower, choose another. Make bee sit there for a bit.</text:p>
      <text:p text:style-name="P1">; check again when they get to the flower</text:p>
      <text:p text:style-name="P1">; call flower occupancy first</text:p>
      <text:p text:style-name="P1"><text:s text:c="2"/>let temp-flower previous-flower</text:p>
      <text:p text:style-name="P1"><text:s text:c="2"/>let flower-list flowers in-cone bee-vision-length bee-vision-degrees with [self != temp-flower] <text:s text:c="2"/>;Liz added cone-length cone-degrees and sliders</text:p>
      <text:p text:style-name="P1"><text:s text:c="2"/>if any? flower-list</text:p>
      <text:p text:style-name="P1"><text:s text:c="2"/>[</text:p>
      <text:p text:style-name="P1"><text:s text:c="4"/>let species-seen sort remove-duplicates [species] of flower-list</text:p>
      <text:p text:style-name="P1"><text:s text:c="4"/>let best-species 0</text:p>
      <text:p text:style-name="P1"><text:s text:c="4"/>foreach species-seen [i -&gt; if prob-species i &gt; prob-species best-species</text:p>
      <text:p text:style-name="P1"><text:s text:c="6"/>[set best-species i]]</text:p>
      <text:p text:style-name="P1"><text:s text:c="4"/>let best-flower one-of (flower-list with [species = best-species])</text:p>
      <text:p text:style-name="P1"><text:s text:c="4"/>set destination best-flower</text:p>
      <text:p text:style-name="P1"><text:s text:c="4"/>set chosen-flower best-flower</text:p>
      <text:p text:style-name="P1"/>
      <text:p text:style-name="P1"><text:s text:c="2"/>]</text:p>
      <text:p text:style-name="P1">end</text:p>
      <text:p text:style-name="P1"/>
      <text:p text:style-name="P1">to-report prob-species [spnum]</text:p>
      <text:p text:style-name="P1"><text:s text:c="2"/>if species = 1 [</text:p>
      <text:p text:style-name="P1"><text:s text:c="2"/>if spnum = 0 [report 0]</text:p>
      <text:p text:style-name="P1"><text:s text:c="2"/>if spnum = 1 [report Bee1-Pref-Pinene]</text:p>
      <text:p text:style-name="P1"><text:s text:c="2"/>if spnum = 2 [report Bee1-Pref-Limonene]</text:p>
      <text:p text:style-name="P1"><text:s text:c="2"/>if spnum = 3 [report Bee1-Pref-Ocimene]</text:p>
      <text:p text:style-name="P1"><text:s text:c="2"/>if spnum = 4 [report Bee1-Pref-Benzaldehyde]</text:p>
      <text:p text:style-name="P1"><text:s text:c="2"/>]</text:p>
      <text:p text:style-name="P1"><text:s text:c="2"/>if species = 2 [</text:p>
      <text:p text:style-name="P1"><text:s text:c="3"/>if spnum = 0 [report 0]</text:p>
      <text:p text:style-name="P1"><text:s text:c="2"/>if spnum = 1 [report Bee2-Pref-Pinene]</text:p>
      <text:p text:style-name="P1"><text:s text:c="2"/>if spnum = 2 [report Bee2-Pref-Limonene]</text:p>
      <text:p text:style-name="P1"><text:s text:c="2"/>if spnum = 3 [report Bee2-Pref-Ocimene]</text:p>
      <text:p text:style-name="P1"><text:s text:c="2"/>if spnum = 4 [report Bee2-Pref-Benzaldehyde]</text:p>
      <text:p text:style-name="P1"><text:s text:c="2"/>]</text:p>
      <text:p text:style-name="P1">end</text:p>
      <text:p text:style-name="P1"/>
      <text:p text:style-name="P1"/>
      <text:p text:style-name="P1">to make-seeds</text:p>
      <text:p text:style-name="P1"><text:s text:c="2"/>ask n-of number-of-Pinene patches with [has-seed? = FALSE]</text:p>
      <text:p text:style-name="P1"><text:s text:c="4"/>[</text:p>
      <text:p text:style-name="P1"><text:s text:c="4"/>sprout-seeds 1 [</text:p>
      <text:p text:style-name="P1"><text:s text:c="6"/>set color white</text:p>
      <text:p text:style-name="P1"><text:s text:c="6"/>set size 1</text:p>
      <text:p text:style-name="P1"><text:s text:c="6"/>set species 1</text:p>
      <text:p text:style-name="P1"><text:s text:c="6"/>set shape "circle"</text:p>
      <text:p text:style-name="P1"><text:s text:c="6"/>set lifespan lifespan-Pinene</text:p>
      <text:p text:style-name="P1"><text:s text:c="6"/>set nectar-regeneration Pinene-nectar-regeneration</text:p>
      <text:p text:style-name="P1"><text:s text:c="6"/>set start-of-bloom start-of-bloom-Pinene</text:p>
      <text:p text:style-name="P1"><text:s text:c="4"/>]</text:p>
      <text:p text:style-name="P1"><text:s text:c="4"/>set has-seed? TRUE</text:p>
      <text:p text:style-name="P1"><text:s text:c="2"/>]</text:p>
      <text:p text:style-name="P1"><text:s text:c="3"/>ask n-of number-of-Limonene patches with [has-seed? = FALSE]</text:p>
      <text:p text:style-name="P1"><text:s text:c="2"/>[</text:p>
      <text:p text:style-name="P1"><text:s text:c="4"/>sprout-seeds 1 [</text:p>
      <text:p text:style-name="P1"><text:s text:c="6"/>set color red</text:p>
      <text:p text:style-name="P1"><text:s text:c="6"/>set size 1</text:p>
      <text:p text:style-name="P1"><text:s text:c="6"/>set shape "circle"</text:p>
      <text:p text:style-name="P1"><text:s text:c="6"/>set species 2</text:p>
      <text:p text:style-name="P1"><text:s text:c="6"/>set lifespan lifespan-Limonene</text:p>
      <text:p text:style-name="P1"><text:s text:c="6"/>set nectar-regeneration Limonene-nectar-regeneration</text:p>
      <text:p text:style-name="P1"><text:s text:c="6"/>set start-of-bloom start-of-bloom-Limonene</text:p>
      <text:p text:style-name="P1"><text:s text:c="4"/>]</text:p>
      <text:p text:style-name="P1"><text:s text:c="4"/>set has-seed? TRUE</text:p>
      <text:p text:style-name="P1"><text:s text:c="2"/>]</text:p>
      <text:p text:style-name="P1"><text:s text:c="2"/>ask n-of number-of-Ocimene patches with [has-seed? = FALSE]</text:p>
      <text:p text:style-name="P1"><text:soft-page-break/><text:s text:c="2"/>[</text:p>
      <text:p text:style-name="P1"><text:s text:c="4"/>sprout-seeds 1 [</text:p>
      <text:p text:style-name="P1"><text:s text:c="6"/>set color cyan</text:p>
      <text:p text:style-name="P1"><text:s text:c="6"/>set size 1</text:p>
      <text:p text:style-name="P1"><text:s text:c="6"/>set species 3</text:p>
      <text:p text:style-name="P1"><text:s text:c="6"/>set shape "circle"</text:p>
      <text:p text:style-name="P1"><text:s text:c="6"/>set lifespan lifespan-Ocimene</text:p>
      <text:p text:style-name="P1"><text:s text:c="6"/>set nectar-regeneration Ocimene-nectar-regeneration</text:p>
      <text:p text:style-name="P1"><text:s text:c="6"/>set start-of-bloom start-of-bloom-Ocimene</text:p>
      <text:p text:style-name="P1"><text:s text:c="4"/>]</text:p>
      <text:p text:style-name="P1"><text:s text:c="4"/>set has-seed? TRUE</text:p>
      <text:p text:style-name="P1"><text:s text:c="2"/>]</text:p>
      <text:p text:style-name="P1"><text:s text:c="2"/>ask n-of number-of-Benzaldehyde patches with [has-seed? = FALSE]</text:p>
      <text:p text:style-name="P1"><text:s text:c="2"/>[</text:p>
      <text:p text:style-name="P1"><text:s text:c="4"/>sprout-seeds 1 [</text:p>
      <text:p text:style-name="P1"><text:s text:c="6"/>set color green</text:p>
      <text:p text:style-name="P1"><text:s text:c="6"/>set size 1</text:p>
      <text:p text:style-name="P1"><text:s text:c="6"/>set species 4</text:p>
      <text:p text:style-name="P1"><text:s text:c="6"/>set shape "circle"</text:p>
      <text:p text:style-name="P1"><text:s text:c="6"/>set lifespan lifespan-Benzaldehyde</text:p>
      <text:p text:style-name="P1"><text:s text:c="6"/>set nectar-regeneration Benzaldehyde-nectar-regeneration</text:p>
      <text:p text:style-name="P1"><text:s text:c="6"/>set start-of-bloom start-of-bloom-Benzaldehyde</text:p>
      <text:p text:style-name="P1"><text:s text:c="4"/>]</text:p>
      <text:p text:style-name="P1"><text:s text:c="4"/>set has-seed? TRUE</text:p>
      <text:p text:style-name="P1"><text:s text:c="2"/>]</text:p>
      <text:p text:style-name="P1">end</text:p>
      <text:p text:style-name="P1"/>
      <text:p text:style-name="P1">to flowers-bloom</text:p>
      <text:p text:style-name="P1"><text:s text:c="2"/>ask seeds [</text:p>
      <text:p text:style-name="P1"><text:s text:c="4"/>if ticks mod 5000 &gt; start-of-bloom</text:p>
      <text:p text:style-name="P1"><text:s text:c="5"/>[if random 1000 &lt; 7</text:p>
      <text:p text:style-name="P1"><text:s text:c="8"/>[hatch-a-flower</text:p>
      <text:p text:style-name="P1"><text:s text:c="9"/>die]</text:p>
      <text:p text:style-name="P1"><text:s text:c="6"/>]</text:p>
      <text:p text:style-name="P1"><text:s text:c="2"/>]</text:p>
      <text:p text:style-name="P1">end</text:p>
      <text:p text:style-name="P1"/>
      <text:p text:style-name="P1">to hatch-a-flower <text:s/>;this is a seeds routine</text:p>
      <text:p text:style-name="P1"><text:s text:c="2"/>hatch-flowers 1</text:p>
      <text:p text:style-name="P1"><text:s text:c="5"/>[set shape "flower"</text:p>
      <text:p text:style-name="P1"><text:s text:c="8"/>set size 2</text:p>
      <text:p text:style-name="P1"><text:s text:c="8"/>set flower-nectar 0</text:p>
      <text:p text:style-name="P1"><text:s text:c="8"/>set age 0</text:p>
      <text:p text:style-name="P1"><text:s text:c="8"/>set flower-block 20</text:p>
      <text:p text:style-name="P1"><text:s text:c="6"/>]</text:p>
      <text:p text:style-name="P1">end <text:s/>; end hatch-a-flower</text:p>
      <text:p text:style-name="P1"/>
      <text:p text:style-name="P1"/>
      <text:p text:style-name="P1"/>
      <text:p text:style-name="P1">to make-nectar</text:p>
      <text:p text:style-name="P1"><text:s text:c="2"/>ask flowers [</text:p>
      <text:p text:style-name="P1"><text:s text:c="4"/>set age age + 1</text:p>
      <text:p text:style-name="P1"><text:s text:c="4"/>if flower-nectar &lt; 100 [</text:p>
      <text:p text:style-name="P1"><text:s text:c="6"/>set flower-nectar flower-nectar + nectar-regeneration</text:p>
      <text:p text:style-name="P1"><text:s text:c="4"/>]</text:p>
      <text:p text:style-name="P1"><text:s text:c="2"/>]</text:p>
      <text:p text:style-name="P1">end</text:p>
      <text:p text:style-name="P1"/>
      <text:p text:style-name="P1">;bees collect nectar</text:p>
      <text:p text:style-name="P1">to collect-nectar</text:p>
      <text:p text:style-name="P1"><text:s text:c="2"/>ask bees [</text:p>
      <text:p text:style-name="P1"><text:s text:c="4"/>if chosen-flower != NOBODY [</text:p>
      <text:p text:style-name="P1"><text:s text:c="6"/>if distance chosen-flower &lt; 1 [</text:p>
      <text:p text:style-name="P1"><text:s text:c="8"/>move-to chosen-flower</text:p>
      <text:p text:style-name="P1"/>
      <text:p text:style-name="P1"><text:soft-page-break/><text:s text:c="8"/>set carry-nectar carry-nectar + [flower-nectar] of chosen-flower</text:p>
      <text:p text:style-name="P1"><text:s text:c="8"/>ask chosen-flower [</text:p>
      <text:p text:style-name="P1"><text:s text:c="10"/>set flower-nectar 0</text:p>
      <text:p text:style-name="P1"><text:s text:c="10"/>ifelse color = [pollen-color] of myself</text:p>
      <text:p text:style-name="P1"><text:s text:c="10"/>[if flower-seeds &lt; flower-block [set flower-seeds flower-seeds + 1]] <text:s text:c="2"/>; flowers can make a max of flower-block seeds</text:p>
      <text:p text:style-name="P1"><text:s text:c="10"/>[set flower-block flower-block - 1] <text:s/>; each time the wrong pollen is transmitted, a potential seed is blocked</text:p>
      <text:p text:style-name="P1"><text:s text:c="8"/>]</text:p>
      <text:p text:style-name="P1"><text:s text:c="8"/>set pollen-color [color] of chosen-flower</text:p>
      <text:p text:style-name="P1"><text:s text:c="8"/>set previous-flower chosen-flower</text:p>
      <text:p text:style-name="P1"><text:s text:c="8"/>set chosen-flower NOBODY</text:p>
      <text:p text:style-name="P1"><text:s text:c="8"/>set destination NOBODY</text:p>
      <text:p text:style-name="P1"><text:s text:c="6"/>]</text:p>
      <text:p text:style-name="P1"><text:s text:c="4"/>]</text:p>
      <text:p text:style-name="P1"><text:s text:c="2"/>]</text:p>
      <text:p text:style-name="P1">end</text:p>
      <text:p text:style-name="P1"/>
      <text:p text:style-name="P1">;have the bees teleport to the hive if they've collected over 200 units of nectar</text:p>
      <text:p text:style-name="P1">to bees-go-back-to-hive</text:p>
      <text:p text:style-name="P1"><text:s text:c="2"/>ask bees [</text:p>
      <text:p text:style-name="P1"><text:s text:c="4"/>if carry-nectar &gt; 200 [</text:p>
      <text:p text:style-name="P1"><text:s text:c="6"/>move-to home-hive</text:p>
      <text:p text:style-name="P1"><text:s text:c="6"/>ask home-hive [ set storage-nectar storage-nectar + 200 ]</text:p>
      <text:p text:style-name="P1"><text:s text:c="6"/>set carry-nectar carry-nectar - 200</text:p>
      <text:p text:style-name="P1"><text:s text:c="6"/>set heading random 360</text:p>
      <text:p text:style-name="P1"><text:s text:c="4"/>]</text:p>
      <text:p text:style-name="P1"><text:s text:c="2"/>]</text:p>
      <text:p text:style-name="P1">end</text:p>
      <text:p text:style-name="P1"/>
      <text:p text:style-name="P1"/>
      <text:p text:style-name="P1"/>
      <text:p text:style-name="P1">; Alter make-bees and make-new-bees to become hive methods instead of observer methods by removing "ask hives" and placing the calls to these methods within an "ask hives" statement</text:p>
      <text:p text:style-name="P1">to make-bees</text:p>
      <text:p text:style-name="P1"><text:s text:c="4"/>hatch-bees starting-number-of-bees [</text:p>
      <text:p text:style-name="P1"><text:s text:c="6"/>set home-hive myself</text:p>
      <text:p text:style-name="P1"><text:s text:c="6"/>set size 1</text:p>
      <text:p text:style-name="P1"><text:s text:c="6"/>set shape "bee"</text:p>
      <text:p text:style-name="P1"><text:s text:c="3"/><text:span text:style-name="T4"><text:s/>set color [color] of myself</text:span></text:p>
      <text:p text:style-name="P1"><text:s text:c="6"/>set age 0</text:p>
      <text:p text:style-name="P1"><text:s text:c="6"/>set carry-nectar 0</text:p>
      <text:p text:style-name="P1"><text:s text:c="6"/>set chosen-flower NOBODY</text:p>
      <text:p text:style-name="P1"><text:s text:c="6"/>set previous-flower NOBODY</text:p>
      <text:p text:style-name="P1"><text:s text:c="6"/>set destination NOBODY</text:p>
      <text:p text:style-name="P1"><text:s text:c="6"/>set pollen-color black</text:p>
      <text:p text:style-name="P1"><text:s text:c="6"/>set busy false</text:p>
      <text:p text:style-name="P1"><text:s text:c="4"/>]</text:p>
      <text:p text:style-name="P1">end</text:p>
      <text:p text:style-name="P1"/>
      <text:p text:style-name="P1">;Have hives make new bees when nectar is above the threshhold and is the right season</text:p>
      <text:p text:style-name="P1">to make-new-bees <text:s/></text:p>
      <text:p text:style-name="P1"><text:s text:c="4"/>while [storage-nectar &gt; 2500 and ticks mod 5000 &lt; <text:span text:style-name="T4">season-end</text:span>] [ ; replace 4000 with the new season-end variable</text:p>
      <text:p text:style-name="P1"><text:s text:c="6"/>set storage-nectar storage-nectar - 2500</text:p>
      <text:p text:style-name="P1"><text:s text:c="6"/>hatch-bees 1 [</text:p>
      <text:p text:style-name="P1"><text:s text:c="8"/>set home-hive myself</text:p>
      <text:p text:style-name="P1"><text:s text:c="8"/>set size 1</text:p>
      <text:p text:style-name="P1"><text:s text:c="8"/>set shape "bee"</text:p>
      <text:p text:style-name="P1"><text:s text:c="6"/><text:span text:style-name="T4">set color [color] of myself</text:span></text:p>
      <text:p text:style-name="P1"><text:s text:c="8"/>set age 0</text:p>
      <text:p text:style-name="P1"><text:s text:c="8"/>set carry-nectar 0</text:p>
      <text:p text:style-name="P1"><text:s text:c="8"/>set chosen-flower NOBODY</text:p>
      <text:p text:style-name="P1"><text:s text:c="8"/>set previous-flower NOBODY</text:p>
      <text:p text:style-name="P1"><text:s text:c="8"/>set destination NOBODY</text:p>
      <text:p text:style-name="P1"><text:s text:c="8"/>set pollen-color black</text:p>
      <text:p text:style-name="P1"><text:s text:c="8"/>set heading random 360</text:p>
      <text:p text:style-name="P6"><text:s/>set current-flower NOBODY</text:p>
      <text:p text:style-name="P1"><text:soft-page-break/><text:s text:c="8"/>set busy false</text:p>
      <text:p text:style-name="P1"><text:s text:c="6"/>]</text:p>
      <text:p text:style-name="P1"><text:s text:c="4"/>]</text:p>
      <text:p text:style-name="P1">end</text:p>
      <text:p text:style-name="P1"/>
      <text:p text:style-name="P1"/>
      <text:p text:style-name="P1"/>
      <text:p text:style-name="P1"/>
      <text:p text:style-name="P2"/>
      <text:p text:style-name="P4">;moving bees only of they are not currently collecting nectar</text:p>
      <text:p text:style-name="P4">to move-bees</text:p>
      <text:p text:style-name="P4"><text:s text:c="4"/>ask bees [</text:p>
      <text:p text:style-name="P4"><text:s text:c="6"/>ifelse destination = NOBODY [right (60 - random 120)]</text:p>
      <text:p text:style-name="P4"><text:s text:c="6"/>[face destination]</text:p>
      <text:p text:style-name="P4"><text:s text:c="6"/>forward 1</text:p>
      <text:p text:style-name="P4"><text:s text:c="2"/>]</text:p>
      <text:p text:style-name="P4">end</text:p>
      <text:p text:style-name="P1"/>
      <text:p text:style-name="P1">;check if flowers should die (only if their age is greater than their lifespan)</text:p>
      <text:p text:style-name="P1">to flowers-breed </text:p>
      <text:p text:style-name="P1"><text:s text:c="2"/>ask flowers [</text:p>
      <text:p text:style-name="P1"><text:s text:c="4"/>if age &gt; lifespan</text:p>
      <text:p text:style-name="P1"><text:s text:c="6"/>[die</text:p>
      <text:p text:style-name="P1"><text:s text:c="6"/>]</text:p>
      <text:p text:style-name="P1"/>
      <text:p text:style-name="P1"><text:s text:c="2"/>]</text:p>
      <text:p text:style-name="P1">end</text:p>
      <text:p text:style-name="P1"/>
      <text:p text:style-name="P1">;bees grow and die if they've live for more than 1000 ticks</text:p>
      <text:p text:style-name="P1">to bees-grow</text:p>
      <text:p text:style-name="P1"><text:s text:c="2"/>let life 1000</text:p>
      <text:p text:style-name="P1"><text:s text:c="2"/>ask bees [</text:p>
      <text:p text:style-name="P1"><text:s text:c="4"/>set age age + 1</text:p>
      <text:p text:style-name="P1"><text:s text:c="4"/>if age &gt; life and random 100 &lt; 1 [</text:p>
      <text:p text:style-name="P1"><text:s text:c="6"/>die</text:p>
      <text:p text:style-name="P1"><text:s text:c="4"/>]</text:p>
      <text:p text:style-name="P1"><text:s text:c="2"/>]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1:52:44.696236916</meta:creation-date>
    <dc:date>2018-10-22T22:55:40.433557292</dc:date>
    <meta:editing-duration>PT6M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7" meta:paragraph-count="380" meta:word-count="1282" meta:character-count="9539" meta:non-whitespace-character-count="7403"/>
  </office:meta>
</office:document-meta>
</file>